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text-properties style:font-name="Ubuntu"/>
    </style:style>
    <style:style style:name="P2" style:family="paragraph" style:parent-style-name="Bez_20_mezer">
      <style:paragraph-properties fo:text-align="center" style:justify-single-word="false"/>
      <style:text-properties style:font-name="Ubuntu" fo:font-size="12pt" fo:font-weight="bold" style:font-size-asian="12pt" style:font-weight-asian="bold" style:font-size-complex="12pt"/>
    </style:style>
    <style:style style:name="P3" style:family="paragraph" style:parent-style-name="Bez_20_mezer">
      <style:paragraph-properties fo:text-align="justify" style:justify-single-word="false"/>
      <style:text-properties style:font-name="Ubuntu" fo:font-size="12pt" fo:font-weight="bold" style:font-size-asian="12pt" style:font-weight-asian="bold" style:font-size-complex="12pt"/>
    </style:style>
    <style:style style:name="P4" style:family="paragraph" style:parent-style-name="Bez_20_mezer" style:list-style-name="WW8Num6">
      <style:paragraph-properties fo:text-align="justify" style:justify-single-word="false"/>
      <style:text-properties style:font-name="Ubuntu" fo:font-size="12pt" fo:font-weight="bold" style:font-size-asian="12pt" style:font-weight-asian="bold" style:font-size-complex="12pt"/>
    </style:style>
    <style:style style:name="P5" style:family="paragraph" style:parent-style-name="Bez_20_mezer" style:list-style-name="WW8Num13">
      <style:paragraph-properties fo:text-align="justify" style:justify-single-word="false"/>
      <style:text-properties style:font-name="Ubuntu" fo:font-size="12pt" fo:font-weight="bold" style:font-size-asian="12pt" style:font-weight-asian="bold" style:font-size-complex="12pt"/>
    </style:style>
    <style:style style:name="P6" style:family="paragraph" style:parent-style-name="Bez_20_mezer">
      <style:paragraph-properties fo:text-align="justify" style:justify-single-word="false"/>
      <style:text-properties style:font-name="Ubuntu" fo:font-size="12pt" style:font-size-asian="12pt" style:font-size-complex="12pt"/>
    </style:style>
    <style:style style:name="P7" style:family="paragraph" style:parent-style-name="Bez_20_mezer">
      <style:paragraph-properties fo:text-align="justify" style:justify-single-word="false"/>
      <style:text-properties style:font-name="Ubuntu" fo:font-size="12pt" style:text-underline-style="solid" style:text-underline-width="auto" style:text-underline-color="font-color" fo:font-weight="bold" style:font-size-asian="12pt" style:font-weight-asian="bold" style:font-size-complex="12pt"/>
    </style:style>
    <style:style style:name="P8" style:family="paragraph" style:parent-style-name="Bez_20_mezer" style:list-style-name="WW8Num3">
      <style:paragraph-properties fo:text-align="justify" style:justify-single-word="false"/>
      <style:text-properties style:font-name="Ubuntu" fo:font-size="12pt" style:text-underline-style="solid" style:text-underline-width="auto" style:text-underline-color="font-color" fo:font-weight="bold" style:font-size-asian="12pt" style:font-weight-asian="bold" style:font-size-complex="12pt"/>
    </style:style>
    <style:style style:name="P9" style:family="paragraph" style:parent-style-name="Bez_20_mezer">
      <style:paragraph-properties fo:text-align="justify" style:justify-single-word="false"/>
      <style:text-properties style:font-name="Ubuntu" fo:font-size="12pt" style:text-underline-style="solid" style:text-underline-width="auto" style:text-underline-color="font-color" style:font-size-asian="12pt" style:font-size-complex="12pt"/>
    </style:style>
    <style:style style:name="P10" style:family="paragraph" style:parent-style-name="Bez_20_mezer">
      <style:paragraph-properties fo:text-align="justify" style:justify-single-word="false"/>
      <style:text-properties style:font-name="Ubuntu"/>
    </style:style>
    <style:style style:name="P11" style:family="paragraph" style:parent-style-name="Bez_20_mezer" style:list-style-name="WW8Num3">
      <style:paragraph-properties fo:text-align="justify" style:justify-single-word="false"/>
      <style:text-properties style:font-name="Ubuntu"/>
    </style:style>
    <style:style style:name="P12" style:family="paragraph" style:parent-style-name="Bez_20_mezer" style:list-style-name="WW8Num4">
      <style:paragraph-properties fo:text-align="justify" style:justify-single-word="false"/>
      <style:text-properties style:font-name="Ubuntu"/>
    </style:style>
    <style:style style:name="P13" style:family="paragraph" style:parent-style-name="Bez_20_mezer">
      <style:paragraph-properties fo:margin-left="1.27cm" fo:margin-right="0cm" fo:text-align="justify" style:justify-single-word="false" fo:text-indent="0cm" style:auto-text-indent="false"/>
      <style:text-properties style:font-name="Ubuntu"/>
    </style:style>
    <style:style style:name="P14" style:family="paragraph" style:parent-style-name="Bez_20_mezer">
      <style:paragraph-properties fo:margin-left="-0.101cm" fo:margin-right="0cm" fo:text-align="justify" style:justify-single-word="false" fo:text-indent="0cm" style:auto-text-indent="false"/>
      <style:text-properties style:font-name="Ubuntu"/>
    </style:style>
    <style:style style:name="P15" style:family="paragraph" style:parent-style-name="Bez_20_mezer">
      <style:paragraph-properties fo:margin-left="1.52cm" fo:margin-right="0cm" fo:text-align="justify" style:justify-single-word="false" fo:text-indent="0cm" style:auto-text-indent="false"/>
      <style:text-properties style:font-name="Ubuntu"/>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font-size-asian="12pt" style:font-size-complex="12pt"/>
    </style:style>
    <style:style style:name="T4" style:family="text">
      <style:text-properties fo:font-size="12pt" style:font-size-asian="12pt" style:font-name-complex="Calibri" style:font-size-complex="12pt"/>
    </style:style>
    <style:style style:name="T5" style:family="text">
      <style:text-properties fo:font-size="12pt" fo:font-weight="bold" style:font-size-asian="12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Zámecký areál Ctěnice</text:p>
      <text:p text:style-name="P2">Využívání prostor</text:p>
      <text:p text:style-name="P6"/>
      <text:list xml:id="list5579108664878384365" text:style-name="WW8Num3">
        <text:list-item>
          <text:p text:style-name="P11"><text:span text:style-name="T1">Zámecký areál Ctěnice disponuje následujícími objekty, které využívá pro svoji činnost Muzeum hlavního města Prahy:</text:span></text:p>
        </text:list-item>
      </text:list>
      <text:p text:style-name="P7"/>
      <text:list xml:id="list8304150237274519113" text:style-name="WW8Num6">
        <text:list-item>
          <text:p text:style-name="P4">Zámek</text:p>
        </text:list-item>
      </text:list>
      <text:p text:style-name="P10"><text:span text:style-name="T3">K dispozici jsou výstavní sály v přízemí, v I. patře a menší zasedací místnost ve II.patře. Sklepení zámku nelze běžně využívat s ohledem na bezpečnostní a hygienické podmínky, zejména značnou vlhkost, s výjimkou 1 menší mělké sklepní místnosti, která je součástí výstavního okruhu pro mimořádné výstavy v přízemí.</text:span></text:p>
      <text:p text:style-name="P6"/>
      <text:p text:style-name="P10"><text:span text:style-name="T2">Přízemní výstavní sály</text:span><text:span text:style-name="T3"> : </text:span></text:p>
      <text:p text:style-name="P13"><text:span text:style-name="T3">a)stálé expozice: - Zámek Ctěnice. Stavební vývoj a obnova (1 sál)</text:span></text:p>
      <text:p text:style-name="P10"><text:span text:style-name="T3"><text:tab/><text:tab/><text:tab/> <text:s text:c="4"/>- Dějiny obce Vinoř. Od pravěku do 20. století (2 sály)</text:span></text:p>
      <text:p text:style-name="P14"><text:span text:style-name="T4"><text:s text:c="13"/></text:span><text:span text:style-name="T3">b) 5 malých sálů pro mimořádné výstavy: t.č. Cukráři a cukrárny (21.9.2014- 2.3.2015) </text:span></text:p>
      <text:p text:style-name="P14"><text:span text:style-name="T4"><text:s text:c="16"/></text:span><text:span text:style-name="T3">pak Kámen v pravěku (12.4. – 4.10.2015) a průběžně navazující další výstavy, které </text:span></text:p>
      <text:p text:style-name="P14"><text:span text:style-name="T4"><text:s text:c="16"/></text:span><text:span text:style-name="T3">tematicky rozšiřují hlavní stálou expozici historie řemesel.</text:span></text:p>
      <text:p text:style-name="P6"/>
      <text:p text:style-name="P10"><text:span text:style-name="T3">V přízemí zámku se nachází také </text:span><text:span text:style-name="T2">obřadní síň</text:span><text:span text:style-name="T3"> – 2 místnosti s malým zázemím. Obřadní síň je využívána pro konání svatebních obřadů. Pronajímána je na základě smlouvy o krátkodobém nájmu</text:span><text:span text:style-name="T5"> </text:span><text:span text:style-name="T3">prostor a poskytování souvisejících služeb.</text:span></text:p>
      <text:p text:style-name="P9"/>
      <text:p text:style-name="P15"><text:span text:style-name="T2">1.patro:</text:span></text:p>
      <text:list xml:id="list5459665668726788263" text:style-name="WW8Num4">
        <text:list-item>
          <text:p text:style-name="P12"><text:span text:style-name="T3">výstavní sály se stálou expozici „Řemesla v pořádku. Historie profesního sdružování řemeslníků od středověku po současnost“.</text:span></text:p>
        </text:list-item>
        <text:list-item>
          <text:p text:style-name="P12"><text:span text:style-name="T3">šatna kustodů a mobiliář a sociální zázemí pro návštěvníky.</text:span></text:p>
        </text:list-item>
      </text:list>
      <text:p text:style-name="P3"/>
      <text:p text:style-name="P10"><text:span text:style-name="T5">2) Špejchar</text:span><text:span text:style-name="T3"> </text:span></text:p>
      <text:p text:style-name="P6">K dispozici je přízemí a patro</text:p>
      <text:p text:style-name="P10"><text:span text:style-name="T2">Přízemí </text:span><text:span text:style-name="T3">: a) výstavní sál se využívá pro pořádání výstav, pro řemeslné dílny a doprovodné programy k výstavám, programy pro děti a dále k pořádání pravidelných akcí pro seniory /Literární kavárna 1xměsíčně/ .</text:span></text:p>
      <text:p text:style-name="P10"><text:span text:style-name="T3">b) zázemí - sklad vitrín, soklů, stojanů a drobnějšího výstavnického materiálu.</text:span></text:p>
      <text:p text:style-name="P10"><text:span text:style-name="T3">c) vstupní hala a sociální zázemí.</text:span></text:p>
      <text:p text:style-name="P6"/>
      <text:p text:style-name="P10"><text:span text:style-name="T2">I1. patro</text:span><text:span text:style-name="T3">: kancelářské prostory pro zaměstnance, jednací místnost, úklidová komora a příruční sklad.</text:span></text:p>
      <text:p text:style-name="P6"/>
      <text:p text:style-name="P10"><text:span text:style-name="T5">3) Kočárovna</text:span><text:span text:style-name="T3"> </text:span></text:p>
      <text:p text:style-name="P10"><text:span text:style-name="T3">K dispozici je společenský sál s kuchyňským a sociálním zázemím.</text:span></text:p>
      <text:p text:style-name="P10"><text:span text:style-name="T2">Využití:</text:span><text:span text:style-name="T3"> koncerty, vernisáže, tiskové konference, prezentace, výroční setkání Cechu dráteníků.</text:span></text:p>
      <text:p text:style-name="P10"><text:span text:style-name="T3">Pronájem pro cizí subjekty je možný na základě smlouvy o krátkodobém nájmu</text:span><text:span text:style-name="T5"> </text:span><text:span text:style-name="T3">prostor a poskytování souvisejících služeb. Tuto formu využívají hlavně svatební </text:span><text:soft-page-break/><text:span text:style-name="T3">obřady a oslavy a také firmy či různé instituce pro své prezentační a společenské akce.</text:span></text:p>
      <text:p text:style-name="P6"/>
      <text:p text:style-name="P3"/>
      <text:p text:style-name="P3"/>
      <text:p text:style-name="P10"><text:span text:style-name="T5">4) Jízdárna</text:span></text:p>
      <text:p text:style-name="P6">Prostor je rozdělen na 3 části - vlastní jízdárna, která je v pronájmu Jezdecké společnosti Ctěnice, sál pro konání velkých akcí jako jsou letní koncerty a kryté zázemí pro případ špatného počasí při konání venkovních akcí (květinový jarmark, dožínky, masopust). Malou oddělenou část tvoří garáž pro zahradní techniku a služební auto.</text:p>
      <text:p text:style-name="P6"/>
      <text:p text:style-name="P10"><text:span text:style-name="T5">5) Drábovna</text:span><text:span text:style-name="T3"> <text:s text:c="2"/> </text:span></text:p>
      <text:p text:style-name="P10"><text:span text:style-name="T3">K dispozici je 1 místnost + příslušenství, sídlí zde trvale ostraha objektu.</text:span></text:p>
      <text:p text:style-name="P6"/>
      <text:p text:style-name="P10"><text:span text:style-name="T5">6) Nádvoří areálu</text:span></text:p>
      <text:p text:style-name="P10"><text:span text:style-name="T3">Celé nádvoří zámeckého areálu je využíváno pro konání venkovních akcí v rámci programového zadání od ministerstva kultury. Muzeum hlavního města Prahy je krajským pověřeným pracovištěm, které se věnuje péči o tradiční lidovou kulturu. Konají se zde akce jako Masopust, květnový svatojánský Květinový jarmark, Dožínky, řemeslnické trhy, Jablkobraní, Velikonoce a Advent ve Ctěnicích. </text:span></text:p>
      <text:p text:style-name="P6"/>
      <text:p text:style-name="P10"><text:span text:style-name="T5">7) Park</text:span></text:p>
      <text:p text:style-name="P6">Volně přístupný park je využíván návštěvníky jako přirozené relaxační místo, včetně malého dětského hřiště. Zahradní altán je využíván také pro konání svatebních obřadů v letním období. <text:s/>Zářijová akce MMP „Jablkobraní“ využívá altán a park pro ukázky moštování, <text:s/>přednášky o pěstování jabloní a historii tohoto zámeckého parku.</text:p>
      <text:p text:style-name="P6"/>
      <text:list xml:id="list133640998325851" text:continue-list="list5579108664878384365" text:style-name="WW8Num3">
        <text:list-item>
          <text:p text:style-name="P8">Prostory, které Muzeum hlavního města Prahy pronajímá na základě nájemních smluv:</text:p>
        </text:list-item>
      </text:list>
      <text:p text:style-name="P6"/>
      <text:list xml:id="list6962828709556068609" text:style-name="WW8Num13">
        <text:list-item>
          <text:p text:style-name="P5">Hotel – restaurace – kavárna</text:p>
        </text:list-item>
      </text:list>
      <text:p text:style-name="P6">Pronajato firmě SaP a.s.</text:p>
      <text:p text:style-name="P6">Kavárna je využívána také pro akce MMP např. zajištění pohoštění při vernisážích a konání akcí, které vyžadují bezprostřední cateringové služby.</text:p>
      <text:p text:style-name="P6"/>
      <text:p text:style-name="P10"><text:span text:style-name="T5">2) Zámecké zahradnictví Ctěnice</text:span></text:p>
      <text:p text:style-name="P10"><text:span text:style-name="T3">Pronajato Ondřeji Fousovi. S panem Fousem spolupracujeme při akcích tradiční lidové kultury-např. při Květinovém jarmarku či Jablkobraní.</text:span></text:p>
      <text:p text:style-name="P6"/>
      <text:p text:style-name="P10"><text:span text:style-name="T5">3) Stáje a venkovní jízdárna</text:span></text:p>
      <text:p text:style-name="P10"><text:span text:style-name="T3">Tyto prostory včetně venkovní jízdárny má v pronájmu Jezdecká společnost Ctěnice-Ing. Cyril Neumann. Jezdecká společnost zde sídlí od roku 1999. Spolupracujeme na různých venkovních akcích (např. při vernisážích výstav). Společnost se soustředí na výcvik jízdy na koni pro veřejnost, pořádá jezdecké soutěže hlavně pro děti a mládež (Pohár hl.m.Prahy).</text:span></text:p>
      <text:p text:style-name="P6"/>
      <text:p text:style-name="P6">V Zámeckém areálu Ctěnice není žádný prostor, který by byl nevyužívaný a prázdný.</text:p>
      <text:p text:style-name="P6"/>
      <text:p text:style-name="P6"><text:soft-page-break/>V Praze, dne 12. února 2015; zpracovala PhDr. Zuzana Strnadová</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cs" fo:country="CZ"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ez_20_mezer" style:display-name="Bez mezer" style:family="paragraph">
      <style:paragraph-properties fo:orphans="2" fo:widows="2"/>
      <style:text-properties style:use-window-font-color="true" style:font-name="Calibri" fo:font-family="Calibri" style:font-family-generic="swiss" style:font-pitch="variable" fo:font-size="11pt" fo:language="cs" fo:country="CZ"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text-underline-style="solid" style:text-underline-width="auto" style:text-underline-color="font-color"/>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fo:font-weight="bold" style:font-size-asian="12pt" style:font-weight-asian="bold" style:font-size-complex="12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2pt" style:text-underline-style="none" style:font-size-asian="12pt"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alibri" fo:font-family="Calibri" style:font-family-generic="swiss" style:font-pitch="variable" style:text-underline-style="solid" style:text-underline-width="auto" style:text-underline-color="font-colo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Standardní_20_písmo_20_odstavce" style:display-name="Standardní písmo odstav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18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635cm" fo:margin-left="3.45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7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9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7.2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8.5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1.07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2.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fo:text-indent="-1.27cm" fo:margin-left="1.52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048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4.318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5.58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85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8.128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9.398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668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938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3.2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265cm"/>
        </style:list-level-properties>
        <style:text-properties style:font-name="Calibri"/>
      </text:list-level-style-bullet>
      <text:list-level-style-bullet text:level="2" text:style-name="WW8Num8z1" style:num-suffix="." text:bullet-char="o">
        <style:list-level-properties text:list-level-position-and-space-mode="label-alignment">
          <style:list-level-label-alignment text:label-followed-by="listtab" fo:text-indent="-0.635cm" fo:margin-left="3.535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4.8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6.0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34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6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9.8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155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2.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461cm"/>
        </style:list-level-properties>
        <style:text-properties style:font-name="Calibri"/>
      </text:list-level-style-bullet>
      <text:list-level-style-bullet text:level="2" text:style-name="WW8Num9z1" style:num-suffix="." text:bullet-char="o">
        <style:list-level-properties text:list-level-position-and-space-mode="label-alignment">
          <style:list-level-label-alignment text:label-followed-by="listtab" fo:text-indent="-0.635cm" fo:margin-left="2.731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4.00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271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541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811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9.081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351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62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096cm"/>
        </style:list-level-properties>
        <style:text-properties style:font-name="Calibri"/>
      </text:list-level-style-bullet>
      <text:list-level-style-bullet text:level="2" text:style-name="WW8Num11z1" style:num-suffix="." text:bullet-char="o">
        <style:list-level-properties text:list-level-position-and-space-mode="label-alignment">
          <style:list-level-label-alignment text:label-followed-by="listtab" fo:text-indent="-0.635cm" fo:margin-left="3.366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4.636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906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7.176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8.446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9.71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98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2.25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2.18cm"/>
        </style:list-level-properties>
        <style:text-properties style:font-name="Calibri"/>
      </text:list-level-style-bullet>
      <text:list-level-style-bullet text:level="2" text:style-name="WW8Num12z1" style:num-suffix="." text:bullet-char="o">
        <style:list-level-properties text:list-level-position-and-space-mode="label-alignment">
          <style:list-level-label-alignment text:label-followed-by="listtab" fo:text-indent="-0.635cm" fo:margin-left="3.4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4.72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99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7.26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8.53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9.8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1.07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2.3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a Klabanová</meta:initial-creator>
    <meta:creation-date>2015-02-12T14:55:00</meta:creation-date>
    <dc:creator>Aktron </dc:creator>
    <dc:date>2015-02-16T13:36:39.228236310</dc:date>
    <meta:print-date>2015-02-12T11:29:00</meta:print-date>
    <meta:editing-cycles>2</meta:editing-cycles>
    <meta:editing-duration>P15824DT17H31M44S</meta:editing-duration>
    <meta:document-statistic meta:table-count="0" meta:image-count="0" meta:object-count="0" meta:page-count="3" meta:paragraph-count="43" meta:word-count="629" meta:character-count="4345" meta:non-whitespace-character-count="3696"/>
    <meta:generator>LibreOffice/4.2.6.3$Linux_X86_64 LibreOffice_project/420m0$Build-3</meta:generator>
  </office:meta>
</office:document-meta>
</file>